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712cm" fo:min-width="0.32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866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9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712cm" fo:min-width="0.353cm"/>
    </style:style>
    <style:style style:name="gr8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text-position="-40% 100%"/>
    </style:style>
    <style:style style:name="P7" style:family="paragraph">
      <style:paragraph-properties fo:text-align="center"/>
      <style:text-properties style:text-position="0% 100%"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-40% 67%"/>
    </style:style>
    <style:style style:name="T3" style:family="text">
      <style:text-properties style:text-position="-40% 100%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-40% 67%"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cm" svg:y="0.628cm" presentation:class="title" presentation:user-transformed="true">
          <draw:text-box>
            <text:p><text:span text:style-name="T1">A</text:span><text:span text:style-name="T1">lti</text:span><text:span text:style-name="T1">t</text:span><text:span text:style-name="T1">u</text:span><text:span text:style-name="T1">d</text:span><text:span text:style-name="T1">e</text:span><text:span text:style-name="T1">-</text:span><text:span text:style-name="T1">H</text:span><text:span text:style-name="T1">o</text:span><text:span text:style-name="T1">l</text:span><text:span text:style-name="T1">d </text:span><text:span text:style-name="T1">C</text:span><text:span text:style-name="T1">o</text:span><text:span text:style-name="T1">n</text:span><text:span text:style-name="T1">tr</text:span><text:span text:style-name="T1">o</text:span><text:span text:style-name="T1">ll</text:span><text:span text:style-name="T1">e</text:span><text:span text:style-name="T1">r</text:span></text:p>
          </draw:text-box>
        </draw:frame>
        <draw:frame draw:style-name="gr1" draw:text-style-name="P3" xml:id="id3" draw:id="id3" draw:layer="layout" svg:width="1.8cm" svg:height="1.2cm" svg:x="0.6cm" svg:y="6.912cm">
          <draw:text-box>
            <text:p text:style-name="P2"><text:s text:c="3"/>z</text:p>
          </draw:text-box>
        </draw:frame>
        <draw:frame draw:style-name="gr2" draw:text-style-name="P4" xml:id="id5" draw:id="id5" draw:layer="layout" svg:width="1.8cm" svg:height="1.2cm" svg:x="0.6cm" svg:y="9.614cm">
          <draw:text-box>
            <text:p><text:s/>dz</text:p>
          </draw:text-box>
        </draw:frame>
        <draw:frame draw:style-name="gr3" draw:text-style-name="P4" xml:id="id10" draw:id="id10" draw:layer="layout" svg:width="1.8cm" svg:height="1.2cm" svg:x="0.6cm" svg:y="12.446cm">
          <draw:text-box>
            <text:p>ei<text:span text:style-name="T2">t-1</text:span></text:p>
          </draw:text-box>
        </draw:frame>
        <draw:frame draw:style-name="gr4" draw:text-style-name="P4" xml:id="id1" draw:id="id1" draw:layer="layout" svg:width="1.438cm" svg:height="1.27cm" svg:x="0.74cm" svg:y="4.1cm">
          <draw:text-box>
            <text:p>k<text:span text:style-name="T2">tgt</text:span></text:p>
          </draw:text-box>
        </draw:frame>
        <draw:custom-shape draw:style-name="gr5" draw:text-style-name="P2" xml:id="id2" draw:id="id2" draw:layer="layout" svg:width="1.016cm" svg:height="1.016cm" svg:x="3.912cm" svg:y="5.588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2.178cm" svg:y1="4.735cm" svg:x2="4.06cm" svg:y2="5.736cm" draw:start-shape="id1" draw:start-glue-point="1" draw:end-shape="id2" draw:end-glue-point="5" svg:d="M2178 4735l1882 1001" svg:viewBox="0 0 1883 1002">
          <text:p/>
        </draw:connector>
        <draw:connector draw:style-name="gr6" draw:text-style-name="P5" draw:layer="layout" draw:type="line" svg:x1="2.4cm" svg:y1="7.512cm" svg:x2="4.06cm" svg:y2="6.456cm" draw:start-shape="id3" draw:start-glue-point="1" draw:end-shape="id2" draw:end-glue-point="7" svg:d="M2400 7512l1660-1056" svg:viewBox="0 0 1661 1057">
          <text:p/>
        </draw:connector>
        <draw:connector draw:style-name="gr6" draw:text-style-name="P5" draw:layer="layout" draw:type="line" svg:x1="4.928cm" svg:y1="6.096cm" svg:x2="9.318cm" svg:y2="7.614cm" draw:start-shape="id2" draw:start-glue-point="10" draw:end-shape="id4" draw:end-glue-point="6" svg:d="M4928 6096l4390 1518" svg:viewBox="0 0 4391 1519">
          <text:p/>
        </draw:connector>
        <draw:connector draw:style-name="gr6" draw:text-style-name="P5" draw:layer="layout" draw:type="line" svg:x1="2.4cm" svg:y1="10.214cm" svg:x2="9.466cm" svg:y2="7.974cm" draw:start-shape="id5" draw:start-glue-point="1" draw:end-shape="id4" draw:end-glue-point="7" svg:d="M2400 10214l7066-2240" svg:viewBox="0 0 7067 2241">
          <text:p/>
        </draw:connector>
        <draw:custom-shape draw:style-name="gr5" draw:text-style-name="P2" xml:id="id4" draw:id="id4" draw:layer="layout" svg:width="1.016cm" svg:height="1.016cm" svg:x="9.318cm" svg:y="7.106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xml:id="id6" draw:id="id6" draw:layer="layout" svg:width="1.8cm" svg:height="1.2cm" svg:x="11.502cm" svg:y="7.012cm">
          <draw:text-box>
            <text:p><text:s text:c="3"/>e</text:p>
          </draw:text-box>
        </draw:frame>
        <draw:connector draw:style-name="gr6" draw:text-style-name="P5" draw:layer="layout" draw:type="line" svg:x1="10.334cm" svg:y1="7.614cm" svg:x2="11.502cm" svg:y2="7.612cm" draw:start-shape="id4" draw:start-glue-point="10" draw:end-shape="id6" draw:end-glue-point="3" svg:d="M10334 7614l1168-2" svg:viewBox="0 0 1169 3">
          <text:p/>
        </draw:connector>
        <draw:frame draw:style-name="gr4" draw:text-style-name="P4" xml:id="id8" draw:id="id8" draw:layer="layout" svg:width="1.27cm" svg:height="1.27cm" svg:x="11.408cm" svg:y="4.1cm">
          <draw:text-box>
            <text:p>k<text:span text:style-name="T2">P</text:span></text:p>
          </draw:text-box>
        </draw:frame>
        <draw:custom-shape draw:style-name="gr5" draw:text-style-name="P6" xml:id="id7" draw:id="id7" draw:layer="layout" svg:width="1.016cm" svg:height="1.016cm" svg:x="14.894cm" svg:y="5.642cm">
          <text:p text:style-name="P2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3.302cm" svg:y1="7.612cm" svg:x2="14.894cm" svg:y2="6.15cm" draw:start-shape="id6" draw:start-glue-point="1" draw:end-shape="id7" draw:end-glue-point="6" svg:d="M13302 7612l1592-1462" svg:viewBox="0 0 1593 1463">
          <text:p/>
        </draw:connector>
        <draw:connector draw:style-name="gr6" draw:text-style-name="P5" draw:layer="layout" draw:type="line" svg:x1="12.678cm" svg:y1="4.735cm" svg:x2="15.042cm" svg:y2="5.79cm" draw:start-shape="id8" draw:start-glue-point="1" draw:end-shape="id7" draw:end-glue-point="5" svg:d="M12678 4735l2364 1055" svg:viewBox="0 0 2365 1056">
          <text:p/>
        </draw:connector>
        <draw:custom-shape draw:style-name="gr5" draw:text-style-name="P2" xml:id="id9" draw:id="id9" draw:layer="layout" svg:width="1.016cm" svg:height="1.016cm" svg:x="15.472cm" svg:y="10.31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3.302cm" svg:y1="7.612cm" svg:x2="15.62cm" svg:y2="10.462cm" draw:start-shape="id6" draw:start-glue-point="1" draw:end-shape="id9" draw:end-glue-point="5" svg:d="M13302 7612l2318 2850" svg:viewBox="0 0 2319 2851">
          <text:p/>
        </draw:connector>
        <draw:connector draw:style-name="gr6" draw:text-style-name="P5" draw:layer="layout" draw:type="line" svg:x1="2.4cm" svg:y1="13.046cm" svg:x2="15.472cm" svg:y2="10.822cm" draw:start-shape="id10" draw:start-glue-point="1" draw:end-shape="id9" draw:end-glue-point="6" svg:d="M2400 13046l13072-2224" svg:viewBox="0 0 13073 2225">
          <text:p/>
        </draw:connector>
        <draw:connector draw:style-name="gr8" draw:text-style-name="P5" draw:layer="layout" draw:type="curve" svg:x1="15.98cm" svg:y1="11.33cm" svg:x2="1.5cm" svg:y2="13.646cm" draw:start-shape="id9" draw:start-glue-point="8" draw:end-shape="id10" draw:end-glue-point="2" svg:d="M15980 11330c0 4225-14480 3067-14480 2316" svg:viewBox="0 0 14481 3052">
          <text:p/>
        </draw:connector>
        <draw:frame draw:style-name="gr3" draw:text-style-name="P4" xml:id="id11" draw:id="id11" draw:layer="layout" svg:width="1.8cm" svg:height="1.2cm" svg:x="17.713cm" svg:y="10.159cm">
          <draw:text-box>
            <text:p><text:s text:c="2"/>ei<text:span text:style-name="T2">t</text:span></text:p>
          </draw:text-box>
        </draw:frame>
        <draw:connector draw:style-name="gr6" draw:text-style-name="P5" draw:layer="layout" draw:type="line" svg:x1="16.488cm" svg:y1="10.822cm" svg:x2="17.713cm" svg:y2="10.759cm" draw:start-shape="id9" draw:start-glue-point="10" draw:end-shape="id11" draw:end-glue-point="3" svg:d="M16488 10822l1225-63" svg:viewBox="0 0 1226 64">
          <text:p/>
        </draw:connector>
        <draw:custom-shape draw:style-name="gr5" draw:text-style-name="P7" xml:id="id12" draw:id="id12" draw:layer="layout" svg:width="1.016cm" svg:height="1.016cm" svg:x="20.736cm" svg:y="10.214cm">
          <text:p text:style-name="P2"><text:span text:style-name="T4">(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9.513cm" svg:y1="10.759cm" svg:x2="20.736cm" svg:y2="10.722cm" draw:start-shape="id11" draw:start-glue-point="1" draw:end-shape="id12" draw:end-glue-point="6" svg:d="M19513 10759l1223-37" svg:viewBox="0 0 1224 38">
          <text:p/>
        </draw:connector>
        <draw:frame draw:style-name="gr4" draw:text-style-name="P4" xml:id="id13" draw:id="id13" draw:layer="layout" svg:width="1.016cm" svg:height="1.27cm" svg:x="16.6cm" svg:y="8.058cm">
          <draw:text-box>
            <text:p>k<text:span text:style-name="T5">I</text:span></text:p>
          </draw:text-box>
        </draw:frame>
        <draw:custom-shape draw:style-name="gr5" draw:text-style-name="P6" xml:id="id14" draw:id="id14" draw:layer="layout" svg:width="1.016cm" svg:height="1.016cm" svg:x="22.06cm" svg:y="8.19cm">
          <text:p text:style-name="P2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7.616cm" svg:y1="8.693cm" svg:x2="22.06cm" svg:y2="8.698cm" draw:start-shape="id13" draw:start-glue-point="1" draw:end-shape="id14" draw:end-glue-point="6" svg:d="M17616 8693l4444 5" svg:viewBox="0 0 4445 6">
          <text:p/>
        </draw:connector>
        <draw:connector draw:style-name="gr6" draw:text-style-name="P5" draw:layer="layout" draw:type="line" svg:x1="21.604cm" svg:y1="10.362cm" svg:x2="22.208cm" svg:y2="9.058cm" draw:start-shape="id12" draw:start-glue-point="11" draw:end-shape="id14" draw:end-glue-point="7" svg:d="M21604 10362l604-1304" svg:viewBox="0 0 605 1305">
          <text:p/>
        </draw:connector>
        <draw:custom-shape draw:style-name="gr5" draw:text-style-name="P2" xml:id="id16" draw:id="id16" draw:layer="layout" svg:width="1.016cm" svg:height="1.016cm" svg:x="23.678cm" svg:y="7.16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xml:id="id15" draw:id="id15" draw:layer="layout" draw:type="line" svg:x1="15.91cm" svg:y1="6.15cm" svg:x2="15.91cm" svg:y2="6.15cm" draw:start-shape="id7" draw:start-glue-point="10" draw:end-shape="id7" draw:end-glue-point="10" svg:d="M15910 6150z" svg:viewBox="0 0 1 1">
          <text:p/>
        </draw:connector>
        <draw:connector draw:style-name="gr6" draw:text-style-name="P5" draw:layer="layout" draw:type="line" svg:x1="15.91cm" svg:y1="6.15cm" svg:x2="23.826cm" svg:y2="7.314cm" draw:start-shape="id15" draw:start-glue-point="0" draw:end-shape="id16" draw:end-glue-point="5" svg:d="M15910 6150l7916 1164" svg:viewBox="0 0 7917 1165">
          <text:p/>
        </draw:connector>
        <draw:connector draw:style-name="gr6" draw:text-style-name="P5" draw:layer="layout" draw:type="line" svg:x1="23.076cm" svg:y1="8.698cm" svg:x2="23.826cm" svg:y2="8.034cm" draw:start-shape="id14" draw:start-glue-point="10" draw:end-shape="id16" draw:end-glue-point="7" svg:d="M23076 8698l750-664" svg:viewBox="0 0 751 665">
          <text:p/>
        </draw:connector>
        <draw:frame draw:style-name="gr7" draw:text-style-name="P4" xml:id="id17" draw:id="id17" draw:layer="layout" svg:width="1.8cm" svg:height="1.2cm" svg:x="25.686cm" svg:y="7.075cm">
          <draw:text-box>
            <text:p><text:s text:c="3"/>u</text:p>
          </draw:text-box>
        </draw:frame>
        <draw:connector draw:style-name="gr6" draw:text-style-name="P5" draw:layer="layout" draw:type="line" svg:x1="24.694cm" svg:y1="7.674cm" svg:x2="25.686cm" svg:y2="7.675cm" draw:start-shape="id16" draw:start-glue-point="10" draw:end-shape="id17" draw:end-glue-point="3" svg:d="M24694 7674l992 1" svg:viewBox="0 0 993 2">
          <text:p/>
        </draw:connector>
        <draw:frame draw:style-name="gr4" draw:text-style-name="P4" xml:id="id18" draw:id="id18" draw:layer="layout" svg:width="2.266cm" svg:height="1.27cm" svg:x="16.6cm" svg:y="12.246cm">
          <draw:text-box>
            <text:p>k<text:span text:style-name="T2">windup</text:span></text:p>
          </draw:text-box>
        </draw:frame>
        <draw:connector draw:style-name="gr6" draw:text-style-name="P5" draw:layer="layout" draw:type="line" svg:x1="18.866cm" svg:y1="12.881cm" svg:x2="20.884cm" svg:y2="11.082cm" draw:start-shape="id18" draw:start-glue-point="1" draw:end-shape="id12" draw:end-glue-point="7" svg:d="M18866 12881l2018-1799" svg:viewBox="0 0 2019 1800">
          <text:p/>
        </draw:connector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3:12:24.060246201</meta:creation-date>
    <dc:date>2021-06-14T14:48:05.840579330</dc:date>
    <meta:editing-duration>PT1H4M37S</meta:editing-duration>
    <meta:editing-cycles>35</meta:editing-cycles>
    <meta:generator>LibreOffice/6.0.7.3$Linux_X86_64 LibreOffice_project/00m0$Build-3</meta:generator>
    <meta:document-statistic meta:object-count="60"/>
  </office:meta>
</office:document-meta>
</file>